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72in"/>
    </style:style>
    <style:style style:name="co2" style:family="table-column">
      <style:table-column-properties fo:break-before="auto" style:column-width="2.1598in"/>
    </style:style>
    <style:style style:name="co3" style:family="table-column">
      <style:table-column-properties fo:break-before="auto" style:column-width="1.9in"/>
    </style:style>
    <style:style style:name="co4" style:family="table-column">
      <style:table-column-properties fo:break-before="auto" style:column-width="1.3898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1.88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65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fo:color="#000000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Sans 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Sans 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Nimbus Sans 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dc2300" style:font-name="Nimbus Sans 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106in" svg:height="4.0382in" svg:x="9.8709in" svg:y="0.1146in">
            <draw:object draw:notify-on-update-of-ranges="Sheet1.B33:Sheet1.B37 Sheet1.C32:Sheet1.C32 Sheet1.C33:Sheet1.C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937in" svg:height="3.5386in" svg:x="10.2488in" svg:y="4.4394in">
            <draw:object draw:notify-on-update-of-ranges="Sheet1.B33:Sheet1.B37 Sheet1.D32:Sheet1.D32 Sheet1.D33:Sheet1.D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61in" svg:height="3.5406in" svg:x="10.0654in" svg:y="8.1437in">
            <draw:object draw:notify-on-update-of-ranges="Sheet1.B32:Sheet1.B32 Sheet1.B33:Sheet1.B37 Sheet1.E32:Sheet1.E32 Sheet1.E33:Sheet1.E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modified epsilons and sigma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3" office:value-type="string" calcext:value-type="string">
            <text:p>Experimental (Pubchem &amp; Mobley DB)</text:p>
          </table:table-cell>
          <table:table-cell table:style-name="ce3" office:value-type="string" calcext:value-type="string">
            <text:p>Calculated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5" office:value-type="float" office:value="0.9371" calcext:value-type="float">
            <text:p>0.9371</text:p>
          </table:table-cell>
          <table:table-cell table:style-name="ce9" office:value-type="float" office:value="0.95" calcext:value-type="float">
            <text:p>0.95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5" office:value-type="float" office:value="14.1969" calcext:value-type="float">
            <text:p>14.1969</text:p>
          </table:table-cell>
          <table:table-cell table:style-name="ce9" office:value-type="float" office:value="13.82" calcext:value-type="float">
            <text:p>13.82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-7.09" calcext:value-type="float">
            <text:p>-7.0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Cazade &amp; Bereau &amp; Meuwly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7"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7" office:value-type="float" office:value="13.76" calcext:value-type="float">
            <text:p>13.76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7" office:value-type="string" calcext:value-type="string">
            <text:p>-7.34 +/- 0.40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Scaled epsilons and sigmas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Epsilon*1.05 | sigma*1.05</text:p>
          </table:table-cell>
          <table:table-cell table:style-name="ce6" office:value-type="string" calcext:value-type="string">
            <text:p>Epsilon*1.1 | sigma*1.1</text:p>
          </table:table-cell>
          <table:table-cell table:style-name="Default"/>
          <table:table-cell table:number-columns-repeated="1020"/>
        </table:table-row>
        <table:table-row table:style-name="ro4">
          <table:table-cell table:style-name="ce3" office:value-type="string" calcext:value-type="string">
            <text:p>density</text:p>
          </table:table-cell>
          <table:table-cell table:style-name="ce7" office:value-type="float" office:value="0.883" calcext:value-type="float">
            <text:p>0.883</text:p>
          </table:table-cell>
          <table:table-cell table:style-name="ce7" office:value-type="float" office:value="0.805" calcext:value-type="float">
            <text:p>0.805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7" office:value-type="float" office:value="13.569" calcext:value-type="float">
            <text:p>13.569</text:p>
          </table:table-cell>
          <table:table-cell table:style-name="ce7" office:value-type="float" office:value="13.469" calcext:value-type="float">
            <text:p>13.469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8" office:value-type="float" office:value="-6.21" calcext:value-type="float">
            <text:p>-6.21</text:p>
          </table:table-cell>
          <table:table-cell table:style-name="ce8" office:value-type="float" office:value="-5.67" calcext:value-type="float">
            <text:p>-5.67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number-columns-repeated="2" table:style-name="ce6" office:value-type="string" calcext:value-type="string">
            <text:p>Cazade &amp; Bereau &amp; Meuwly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8" office:value-type="float" office:value="0.87" calcext:value-type="float">
            <text:p>0.87</text:p>
          </table:table-cell>
          <table:table-cell table:style-name="ce8" office:value-type="float" office:value="0.83" calcext:value-type="float">
            <text:p>0.83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deltaH</text:p>
          </table:table-cell>
          <table:table-cell table:style-name="ce8" office:value-type="float" office:value="13.28" calcext:value-type="float">
            <text:p>13.28</text:p>
          </table:table-cell>
          <table:table-cell table:style-name="ce8" office:value-type="float" office:value="12.77" calcext:value-type="float">
            <text:p>12.77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8" office:value-type="string" calcext:value-type="string">
            <text:p>-6.14 +/- 0.14</text:p>
          </table:table-cell>
          <table:table-cell table:style-name="ce8" office:value-type="string" calcext:value-type="string">
            <text:p>-5.43 +/- 0.4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Epsilon*1.025 | sigma*1.025</text:p>
          </table:table-cell>
          <table:table-cell table:style-name="ce6" office:value-type="string" calcext:value-type="string">
            <text:p>Epsilon*1.075 | sigma*1.07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8" office:value-type="float" office:value="0.915" calcext:value-type="float">
            <text:p>0.915</text:p>
          </table:table-cell>
          <table:table-cell table:style-name="ce8" office:value-type="float" office:value="0.843" calcext:value-type="float">
            <text:p>0.84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8" office:value-type="float" office:value="13.68" calcext:value-type="float">
            <text:p>13.68</text:p>
          </table:table-cell>
          <table:table-cell table:style-name="ce8" office:value-type="float" office:value="13.29" calcext:value-type="float">
            <text:p>13.29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8" office:value-type="float" office:value="-6.37" calcext:value-type="float">
            <text:p>-6.37</text:p>
          </table:table-cell>
          <table:table-cell table:style-name="ce8" office:value-type="float" office:value="-5.68" calcext:value-type="float">
            <text:p>-5.68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6" office:value-type="string" calcext:value-type="string">
            <text:p>Cazade &amp; Bereau &amp; Meuwly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8" office:value-type="float" office:value="0.89" calcext:value-type="float">
            <text:p>0.89</text:p>
          </table:table-cell>
          <table:table-cell table:style-name="ce7" office:value-type="float" office:value="0.84" calcext:value-type="float">
            <text:p>0.8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8" office:value-type="float" office:value="13.51" calcext:value-type="float">
            <text:p>13.51</text:p>
          </table:table-cell>
          <table:table-cell table:style-name="ce7" office:value-type="float" office:value="12.88" calcext:value-type="float">
            <text:p>12.88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8" office:value-type="string" calcext:value-type="string">
            <text:p>-6.65 +/- 0.34</text:p>
          </table:table-cell>
          <table:table-cell table:style-name="ce7" office:value-type="string" calcext:value-type="string">
            <text:p>-5.72 +/- 0.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al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ltaH</text:p>
          </table:table-cell>
          <table:table-cell office:value-type="string" calcext:value-type="string">
            <text:p>deta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4]" office:value-type="float" office:value="0.95" calcext:value-type="float">
            <text:p>0.95</text:p>
          </table:table-cell>
          <table:table-cell table:formula="of:=[.C5]" office:value-type="float" office:value="13.82" calcext:value-type="float">
            <text:p>13.82</text:p>
          </table:table-cell>
          <table:table-cell table:style-name="ce5" office:value-type="float" office:value="-7.09" calcext:value-type="float">
            <text:p>-7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025" calcext:value-type="float">
            <text:p>1.025</text:p>
          </table:table-cell>
          <table:table-cell table:formula="of:=[.B24]" office:value-type="float" office:value="0.915" calcext:value-type="float">
            <text:p>0.915</text:p>
          </table:table-cell>
          <table:table-cell table:formula="of:=[.B25]" office:value-type="float" office:value="13.68" calcext:value-type="float">
            <text:p>13.68</text:p>
          </table:table-cell>
          <table:table-cell table:style-name="ce8" office:value-type="float" office:value="-6.37" calcext:value-type="float">
            <text:p>-6.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table:formula="of:=[.B14]" office:value-type="float" office:value="0.883" calcext:value-type="float">
            <text:p>0.883</text:p>
          </table:table-cell>
          <table:table-cell table:formula="of:=[.B15]" office:value-type="float" office:value="13.569" calcext:value-type="float">
            <text:p>13.569</text:p>
          </table:table-cell>
          <table:table-cell table:style-name="ce8" office:value-type="float" office:value="-6.21" calcext:value-type="float">
            <text:p>-6.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075" calcext:value-type="float">
            <text:p>1.075</text:p>
          </table:table-cell>
          <table:table-cell table:formula="of:=[.C24]" office:value-type="float" office:value="0.843" calcext:value-type="float">
            <text:p>0.843</text:p>
          </table:table-cell>
          <table:table-cell table:formula="of:=[.C25]" office:value-type="float" office:value="13.29" calcext:value-type="float">
            <text:p>13.29</text:p>
          </table:table-cell>
          <table:table-cell table:style-name="ce8" office:value-type="float" office:value="-5.68" calcext:value-type="float">
            <text:p>-5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[.C14]" office:value-type="float" office:value="0.805" calcext:value-type="float">
            <text:p>0.805</text:p>
          </table:table-cell>
          <table:table-cell table:formula="of:=[.C15]" office:value-type="float" office:value="13.469" calcext:value-type="float">
            <text:p>13.469</text:p>
          </table:table-cell>
          <table:table-cell table:style-name="ce8" office:value-type="float" office:value="-5.67" calcext:value-type="float">
            <text:p>-5.67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6:56:27.260625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36:25.003752690</meta:creation-date>
    <dc:date>2015-07-24T17:41:11.703131815</dc:date>
    <meta:editing-duration>P2DT17H45M23S</meta:editing-duration>
    <meta:editing-cycles>11</meta:editing-cycles>
    <meta:generator>LibreOffice/4.3.7.2$Linux_X86_64 LibreOffice_project/430$Build-2</meta:generator>
    <meta:document-statistic meta:table-count="1" meta:cell-count="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.1" chart:interval-major="0.02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22cm" svg:height="10.258cm" xlink:href=".." xlink:type="simple" chart:class="chart:scatter" chart:style-name="ch1">
        <chart:title svg:x="2.148cm" svg:y="0.341cm" chart:style-name="ch2">
          <text:p>Evolution of density while scaling LJ Epsilons and Sigmas</text:p>
        </chart:title>
        <chart:legend chart:legend-position="end" svg:x="13.067cm" svg:y="4.83cm" style:legend-expansion="high" chart:style-name="ch3"/>
        <chart:plot-area chart:style-name="ch4" table:cell-range-address="Sheet1.B33:Sheet1.C37 Sheet1.C32:Sheet1.C32" chart:data-source-has-labels="row" svg:x="1.321cm" svg:y="1.325cm" svg:width="11.436cm" svg:height="7.747cm">
          <chartooo:coordinate-region svg:x="2.233cm" svg:y="1.524cm" svg:width="10.284cm" svg:height="6.901cm"/>
          <chart:axis chart:dimension="x" chart:name="primary-x" chart:style-name="ch5">
            <chart:title svg:x="6.003cm" svg:y="9.277cm" chart:style-name="ch6">
              <text:p>Scaling factor</text:p>
            </chart:title>
          </chart:axis>
          <chart:axis chart:dimension="y" chart:name="primary-y" chart:style-name="ch7">
            <chart:title svg:x="0.451cm" svg:y="5.771cm" chart:style-name="ch8">
              <text:p>density</text:p>
            </chart:title>
            <chart:grid chart:style-name="ch9" chart:class="major"/>
          </chart:axis>
          <chart:series chart:style-name="ch10" chart:values-cell-range-address="Sheet1.C33:Sheet1.C37" chart:label-cell-address="Sheet1.C32:Sheet1.C32" chart:class="chart:scatter">
            <chart:domain table:cell-range-address="Sheet1.B33:Sheet1.B3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ity</text:p>
                <draw:g>
                  <svg:desc>Sheet1.C32:Sheet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:Sheet1.B37</svg:desc>
                </draw:g>
              </table:table-cell>
              <table:table-cell office:value-type="float" office:value="0.95">
                <text:p>0.95</text:p>
                <draw:g>
                  <svg:desc>Sheet1.C33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">
                <text:p>1.02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">
                <text:p>1.07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805">
                <text:p>0.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.1" chart:interval-major="0.02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79cm" svg:height="8.989cm" xlink:href=".." xlink:type="simple" chart:class="chart:scatter" chart:style-name="ch1">
        <chart:title svg:x="1.068cm" svg:y="0.315cm" chart:style-name="ch2">
          <text:p>Evolution of deltaH while scaling LJ parameters Epsilons and Sigmas</text:p>
        </chart:title>
        <chart:legend chart:legend-position="end" svg:x="13.156cm" svg:y="4.195cm" style:legend-expansion="high" chart:style-name="ch3"/>
        <chart:plot-area chart:style-name="ch4" table:cell-range-address="Sheet1.B33:Sheet1.B37 Sheet1.D32:Sheet1.D37" chart:data-source-has-labels="row" svg:x="1.32cm" svg:y="1.273cm" svg:width="11.527cm" svg:height="6.556cm">
          <chartooo:coordinate-region svg:x="2.232cm" svg:y="1.472cm" svg:width="10.375cm" svg:height="5.71cm"/>
          <chart:axis chart:dimension="x" chart:name="primary-x" chart:style-name="ch5">
            <chart:title svg:x="5.994cm" svg:y="8.008cm" chart:style-name="ch6">
              <text:p>Scaling Factor</text:p>
            </chart:title>
          </chart:axis>
          <chart:axis chart:dimension="y" chart:name="primary-y" chart:style-name="ch7">
            <chart:title svg:x="0.451cm" svg:y="5.839cm" chart:style-name="ch8">
              <text:p>deltaH (kcal/mol)</text:p>
            </chart:title>
            <chart:grid chart:style-name="ch9" chart:class="major"/>
          </chart:axis>
          <chart:series chart:style-name="ch10" chart:values-cell-range-address="Sheet1.D33:Sheet1.D37" chart:label-cell-address="Sheet1.D32:Sheet1.D32" chart:class="chart:scatter">
            <chart:domain table:cell-range-address="Sheet1.B33:Sheet1.B3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ltaH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:Sheet1.B37</svg:desc>
                </draw:g>
              </table:table-cell>
              <table:table-cell office:value-type="float" office:value="13.82">
                <text:p>13.82</text:p>
                <draw:g>
                  <svg:desc>Sheet1.D3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">
                <text:p>1.025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13.569">
                <text:p>13.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">
                <text:p>1.075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3.469">
                <text:p>13.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.1" chart:interval-major="0.02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8" chart:maximum="-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scatter" chart:style-name="ch1">
        <chart:title svg:x="1.311cm" svg:y="0.315cm" chart:style-name="ch2">
          <text:p>Evolution of deltaG while scaling LJ parameters Epsilons and Sigmas</text:p>
        </chart:title>
        <chart:legend chart:legend-position="end" svg:x="13.723cm" svg:y="4.198cm" style:legend-expansion="high" chart:style-name="ch3"/>
        <chart:plot-area chart:style-name="ch4" table:cell-range-address="Sheet1.B32:Sheet1.B37 Sheet1.E32:Sheet1.E37" chart:data-source-has-labels="row" svg:x="1.33cm" svg:y="1.273cm" svg:width="12.074cm" svg:height="6.561cm">
          <chartooo:coordinate-region svg:x="2.163cm" svg:y="1.472cm" svg:width="11.001cm" svg:height="6.163cm"/>
          <chart:axis chart:dimension="x" chart:name="primary-x" chart:style-name="ch5">
            <chart:title svg:x="6.331cm" svg:y="8.013cm" chart:style-name="ch6">
              <text:p>Scaling factor</text:p>
            </chart:title>
          </chart:axis>
          <chart:axis chart:dimension="y" chart:name="primary-y" chart:style-name="ch7">
            <chart:title svg:x="0.451cm" svg:y="5.841cm" chart:style-name="ch8">
              <text:p>deltaG (kcal/mol)</text:p>
            </chart:title>
            <chart:grid chart:style-name="ch9" chart:class="major"/>
          </chart:axis>
          <chart:series chart:style-name="ch10" chart:values-cell-range-address="Sheet1.E33:Sheet1.E37" chart:label-cell-address="Sheet1.E32:Sheet1.E32" chart:class="chart:scatter">
            <chart:domain table:cell-range-address="Sheet1.B33:Sheet1.B3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taG</text:p>
                <draw:g>
                  <svg:desc>Sheet1.E32:Sheet1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:Sheet1.B37</svg:desc>
                </draw:g>
              </table:table-cell>
              <table:table-cell office:value-type="float" office:value="-7.09">
                <text:p>-7.09</text:p>
                <draw:g>
                  <svg:desc>Sheet1.E33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">
                <text:p>1.025</text:p>
              </table:table-cell>
              <table:table-cell office:value-type="float" office:value="-6.37">
                <text:p>-6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-6.21">
                <text:p>-6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">
                <text:p>1.075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-5.67">
                <text:p>-5.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